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23ff23" draw:opacity="20%" draw:textarea-vertical-align="top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opacity="100%" draw:fill-color="#ff0000" draw:opacity="45%" draw:textarea-vertical-align="top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2" draw:layer="layout" svg:width="2.8cm" svg:height="1.2cm" svg:x="3.2cm" svg:y="4.4cm">
          <text:p text:style-name="P1"><text:span text:style-name="T1">Method 1</text:span></text:p>
        </draw:rect>
        <draw:rect draw:style-name="gr1" draw:text-style-name="P2" draw:layer="layout" svg:width="2.8cm" svg:height="1.2cm" svg:x="7.8cm" svg:y="4.4cm">
          <text:p text:style-name="P1"><text:span text:style-name="T1">Method 2</text:span></text:p>
        </draw:rect>
        <draw:rect draw:style-name="gr1" draw:text-style-name="P2" draw:layer="layout" svg:width="2.8cm" svg:height="1.2cm" svg:x="12.4cm" svg:y="4.4cm">
          <text:p text:style-name="P1"><text:span text:style-name="T1">Method 3</text:span></text:p>
        </draw:rect>
        <draw:rect draw:style-name="gr1" draw:text-style-name="P2" draw:layer="layout" svg:width="2.8cm" svg:height="1.2cm" svg:x="17cm" svg:y="4.4cm">
          <text:p text:style-name="P1"><text:span text:style-name="T1">Method 4</text:span></text:p>
        </draw:rect>
        <draw:rect draw:style-name="gr1" draw:text-style-name="P2" draw:layer="layout" svg:width="2.8cm" svg:height="1.2cm" svg:x="21.6cm" svg:y="4.4cm">
          <text:p text:style-name="P1"><text:span text:style-name="T1">Draw UI</text:span></text:p>
        </draw:rect>
        <draw:line draw:style-name="gr2" draw:text-style-name="P1" draw:layer="layout" svg:x1="1.4cm" svg:y1="5cm" svg:x2="3.2cm" svg:y2="5cm">
          <text:p/>
        </draw:line>
        <draw:line draw:style-name="gr2" draw:text-style-name="P1" draw:layer="layout" svg:x1="6cm" svg:y1="5cm" svg:x2="7.8cm" svg:y2="5cm">
          <text:p/>
        </draw:line>
        <draw:line draw:style-name="gr2" draw:text-style-name="P1" draw:layer="layout" svg:x1="10.6cm" svg:y1="5cm" svg:x2="12.4cm" svg:y2="5cm">
          <text:p/>
        </draw:line>
        <draw:line draw:style-name="gr2" draw:text-style-name="P1" draw:layer="layout" svg:x1="15.2cm" svg:y1="5cm" svg:x2="17cm" svg:y2="5cm">
          <text:p/>
        </draw:line>
        <draw:line draw:style-name="gr2" draw:text-style-name="P1" draw:layer="layout" svg:x1="19.8cm" svg:y1="5cm" svg:x2="21.6cm" svg:y2="5cm">
          <text:p/>
        </draw:line>
        <draw:line draw:style-name="gr2" draw:text-style-name="P1" draw:layer="layout" svg:x1="24.4cm" svg:y1="5cm" svg:x2="26cm" svg:y2="5cm">
          <text:p/>
        </draw:line>
        <draw:frame draw:style-name="gr3" draw:layer="layout" svg:width="4.054cm" svg:height="0.962cm" svg:x="11.6cm" svg:y="1.4cm">
          <draw:text-box>
            <text:p>Main Thread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rect draw:style-name="gr1" draw:text-style-name="P2" draw:layer="layout" svg:width="2.8cm" svg:height="1.2cm" svg:x="3.2cm" svg:y="4.401cm">
          <text:p text:style-name="P1"><text:span text:style-name="T1">Method 1</text:span></text:p>
        </draw:rect>
        <draw:rect draw:style-name="gr1" draw:text-style-name="P2" draw:layer="layout" svg:width="2.8cm" svg:height="4.399cm" svg:x="7.8cm" svg:y="4.401cm">
          <text:p text:style-name="P1"><text:span text:style-name="T1">Method 2</text:span></text:p>
        </draw:rect>
        <draw:rect draw:style-name="gr1" draw:text-style-name="P2" draw:layer="layout" svg:width="2.8cm" svg:height="7.799cm" svg:x="12.4cm" svg:y="4.401cm">
          <text:p text:style-name="P1"><text:span text:style-name="T1">Method 3</text:span></text:p>
        </draw:rect>
        <draw:rect draw:style-name="gr1" draw:text-style-name="P2" draw:layer="layout" svg:width="2.8cm" svg:height="4.199cm" svg:x="17cm" svg:y="4.401cm">
          <text:p text:style-name="P1"><text:span text:style-name="T1">Method 4</text:span></text:p>
        </draw:rect>
        <draw:rect draw:style-name="gr1" draw:text-style-name="P2" draw:layer="layout" svg:width="2.8cm" svg:height="6.199cm" svg:x="21.6cm" svg:y="4.401cm">
          <text:p text:style-name="P1"><text:span text:style-name="T1">Draw UI</text:span></text:p>
        </draw:rect>
        <draw:line draw:style-name="gr2" draw:text-style-name="P1" draw:layer="layout" svg:x1="1.4cm" svg:y1="5.001cm" svg:x2="3.2cm" svg:y2="5.001cm">
          <text:p/>
        </draw:line>
        <draw:line draw:style-name="gr2" draw:text-style-name="P1" draw:layer="layout" svg:x1="6cm" svg:y1="5.001cm" svg:x2="7.8cm" svg:y2="5.001cm">
          <text:p/>
        </draw:line>
        <draw:line draw:style-name="gr2" draw:text-style-name="P1" draw:layer="layout" svg:x1="10.6cm" svg:y1="5.001cm" svg:x2="12.4cm" svg:y2="5.001cm">
          <text:p/>
        </draw:line>
        <draw:line draw:style-name="gr2" draw:text-style-name="P1" draw:layer="layout" svg:x1="15.2cm" svg:y1="5.001cm" svg:x2="17cm" svg:y2="5.001cm">
          <text:p/>
        </draw:line>
        <draw:line draw:style-name="gr2" draw:text-style-name="P1" draw:layer="layout" svg:x1="19.8cm" svg:y1="5.001cm" svg:x2="21.6cm" svg:y2="5.001cm">
          <text:p/>
        </draw:line>
        <draw:line draw:style-name="gr2" draw:text-style-name="P1" draw:layer="layout" svg:x1="24.4cm" svg:y1="5.001cm" svg:x2="26cm" svg:y2="5.001cm">
          <text:p/>
        </draw:line>
        <draw:frame draw:style-name="gr3" draw:layer="layout" svg:width="4.054cm" svg:height="0.962cm" svg:x="11.6cm" svg:y="1.401cm">
          <draw:text-box>
            <text:p>Main Thread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2" draw:layer="layout" svg:width="2.8cm" svg:height="1.2cm" svg:x="3.2cm" svg:y="4.402cm">
          <text:p text:style-name="P1"><text:span text:style-name="T1">Method 1</text:span></text:p>
        </draw:rect>
        <draw:rect draw:style-name="gr1" draw:text-style-name="P2" draw:layer="layout" svg:width="2.8cm" svg:height="4.399cm" svg:x="7.8cm" svg:y="4.402cm">
          <text:p text:style-name="P1"><text:span text:style-name="T1">Method 2</text:span></text:p>
        </draw:rect>
        <draw:rect draw:style-name="gr1" draw:text-style-name="P2" draw:layer="layout" svg:width="8.6cm" svg:height="2.599cm" svg:x="9.4cm" svg:y="12.401cm">
          <text:p text:style-name="P1"><text:span text:style-name="T1">Method 3</text:span></text:p>
        </draw:rect>
        <draw:rect draw:style-name="gr1" draw:text-style-name="P2" draw:layer="layout" svg:width="2.8cm" svg:height="4.199cm" svg:x="17cm" svg:y="4.402cm">
          <text:p text:style-name="P1"><text:span text:style-name="T1">Method 4</text:span></text:p>
        </draw:rect>
        <draw:rect draw:style-name="gr1" draw:text-style-name="P2" draw:layer="layout" svg:width="2.8cm" svg:height="6.199cm" svg:x="21.6cm" svg:y="4.402cm">
          <text:p text:style-name="P1"><text:span text:style-name="T1">Draw UI</text:span></text:p>
        </draw:rect>
        <draw:line draw:style-name="gr2" draw:text-style-name="P1" draw:layer="layout" svg:x1="1.4cm" svg:y1="5.002cm" svg:x2="3.2cm" svg:y2="5.002cm">
          <text:p/>
        </draw:line>
        <draw:line draw:style-name="gr2" draw:text-style-name="P1" draw:layer="layout" svg:x1="6cm" svg:y1="5.002cm" svg:x2="7.8cm" svg:y2="5.002cm">
          <text:p/>
        </draw:line>
        <draw:line draw:style-name="gr2" draw:text-style-name="P1" draw:layer="layout" svg:x1="10.6cm" svg:y1="5.002cm" svg:x2="17cm" svg:y2="5cm">
          <text:p/>
        </draw:line>
        <draw:line draw:style-name="gr2" draw:text-style-name="P1" draw:layer="layout" svg:x1="19.8cm" svg:y1="5.002cm" svg:x2="21.6cm" svg:y2="5.002cm">
          <text:p/>
        </draw:line>
        <draw:line draw:style-name="gr2" draw:text-style-name="P1" draw:layer="layout" svg:x1="24.4cm" svg:y1="5.002cm" svg:x2="26cm" svg:y2="5.002cm">
          <text:p/>
        </draw:line>
        <draw:frame draw:style-name="gr3" draw:layer="layout" svg:width="4.054cm" svg:height="0.962cm" svg:x="11.6cm" svg:y="1.402cm">
          <draw:text-box>
            <text:p>Main Thread</text:p>
          </draw:text-box>
        </draw:frame>
        <draw:line draw:style-name="gr2" draw:text-style-name="P1" draw:layer="layout" svg:x1="1.6cm" svg:y1="13.8cm" svg:x2="9.4cm" svg:y2="13.8cm">
          <text:p/>
        </draw:line>
        <draw:line draw:style-name="gr2" draw:text-style-name="P1" draw:layer="layout" svg:x1="18cm" svg:y1="13.8cm" svg:x2="25.8cm" svg:y2="13.8cm">
          <text:p/>
        </draw:line>
        <draw:frame draw:style-name="gr3" draw:layer="layout" svg:width="4.905cm" svg:height="0.962cm" svg:x="11.4cm" svg:y="10.4cm">
          <draw:text-box>
            <text:p>Another Thread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rect draw:style-name="gr1" draw:text-style-name="P2" draw:layer="layout" svg:width="2.8cm" svg:height="1.2cm" svg:x="3.2cm" svg:y="4.403cm">
          <text:p text:style-name="P1"><text:span text:style-name="T1">Method 1</text:span></text:p>
        </draw:rect>
        <draw:rect draw:style-name="gr1" draw:text-style-name="P2" draw:layer="layout" svg:width="8.6cm" svg:height="2.599cm" svg:x="9.4cm" svg:y="12.402cm">
          <text:p text:style-name="P1"><text:span text:style-name="T1">Method 3</text:span></text:p>
        </draw:rect>
        <draw:rect draw:style-name="gr1" draw:text-style-name="P2" draw:layer="layout" svg:width="2.8cm" svg:height="4.199cm" svg:x="18.747cm" svg:y="16.1cm">
          <text:p text:style-name="P1"><text:span text:style-name="T1">Method 4</text:span></text:p>
        </draw:rect>
        <draw:rect draw:style-name="gr1" draw:text-style-name="P2" draw:layer="layout" svg:width="2.8cm" svg:height="6.199cm" svg:x="21.6cm" svg:y="4.403cm">
          <text:p text:style-name="P1"><text:span text:style-name="T1">Draw UI</text:span></text:p>
        </draw:rect>
        <draw:line draw:style-name="gr2" draw:text-style-name="P1" draw:layer="layout" svg:x1="1.4cm" svg:y1="5.003cm" svg:x2="3.2cm" svg:y2="5.003cm">
          <text:p/>
        </draw:line>
        <draw:line draw:style-name="gr2" draw:text-style-name="P1" draw:layer="layout" svg:x1="6cm" svg:y1="5cm" svg:x2="21.6cm" svg:y2="5cm">
          <text:p/>
        </draw:line>
        <draw:line draw:style-name="gr2" draw:text-style-name="P1" draw:layer="layout" svg:x1="24.4cm" svg:y1="5.003cm" svg:x2="26cm" svg:y2="5.003cm">
          <text:p/>
        </draw:line>
        <draw:frame draw:style-name="gr3" draw:layer="layout" svg:width="4.054cm" svg:height="0.962cm" svg:x="11.6cm" svg:y="1.403cm">
          <draw:text-box>
            <text:p>Main Thread</text:p>
          </draw:text-box>
        </draw:frame>
        <draw:line draw:style-name="gr2" draw:text-style-name="P1" draw:layer="layout" svg:x1="1.6cm" svg:y1="13.801cm" svg:x2="9.4cm" svg:y2="13.801cm">
          <text:p/>
        </draw:line>
        <draw:line draw:style-name="gr2" draw:text-style-name="P1" draw:layer="layout" svg:x1="18cm" svg:y1="13.801cm" svg:x2="25.8cm" svg:y2="13.801cm">
          <text:p/>
        </draw:line>
        <draw:frame draw:style-name="gr3" draw:layer="layout" svg:width="4.905cm" svg:height="0.962cm" svg:x="11.4cm" svg:y="10.401cm">
          <draw:text-box>
            <text:p>Another Thread</text:p>
          </draw:text-box>
        </draw:frame>
        <draw:rect draw:style-name="gr1" draw:text-style-name="P2" draw:layer="layout" svg:width="2.8cm" svg:height="4.399cm" svg:x="7cm" svg:y="16cm">
          <text:p text:style-name="P1"><text:span text:style-name="T1">Method 2</text:span></text:p>
        </draw:rect>
        <draw:line draw:style-name="gr2" draw:text-style-name="P1" draw:layer="layout" svg:x1="1.6cm" svg:y1="18.2cm" svg:x2="7cm" svg:y2="18.2cm">
          <text:p/>
        </draw:line>
        <draw:line draw:style-name="gr2" draw:text-style-name="P1" draw:layer="layout" svg:x1="9.8cm" svg:y1="18.2cm" svg:x2="18.8cm" svg:y2="18.2cm">
          <text:p/>
        </draw:line>
        <draw:line draw:style-name="gr2" draw:text-style-name="P1" draw:layer="layout" svg:x1="21.547cm" svg:y1="18.2cm" svg:x2="26cm" svg:y2="18.2cm">
          <text:p/>
        </draw:line>
        <draw:frame draw:style-name="gr3" draw:layer="layout" svg:width="4.905cm" svg:height="0.962cm" svg:x="11.495cm" svg:y="16.038cm">
          <draw:text-box>
            <text:p>Another Thread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rect draw:style-name="gr5" draw:text-style-name="P3" draw:layer="layout" svg:width="18.2cm" svg:height="12.2cm" svg:x="4.5cm" svg:y="5cm">
          <text:p text:style-name="P3">Autorelease Pool</text:p>
        </draw:rect>
        <draw:rect draw:style-name="gr1" draw:text-style-name="P1" draw:layer="layout" svg:width="5.4cm" svg:height="1.8cm" svg:x="11cm" svg:y="2cm">
          <text:p text:style-name="P1">Thread Start</text:p>
        </draw:rect>
        <draw:rect draw:style-name="gr1" draw:text-style-name="P1" draw:layer="layout" svg:width="5.4cm" svg:height="1.8cm" svg:x="11cm" svg:y="18.4cm">
          <text:p text:style-name="P1">Thread End</text:p>
        </draw:rect>
        <draw:line draw:style-name="gr2" draw:text-style-name="P1" draw:layer="layout" svg:x1="13.6cm" svg:y1="3.8cm" svg:x2="13.6cm" svg:y2="6.2cm">
          <text:p/>
        </draw:line>
        <draw:rect draw:style-name="gr1" draw:text-style-name="P1" draw:layer="layout" svg:width="5.2cm" svg:height="1.8cm" svg:x="11cm" svg:y="6.2cm">
          <text:p text:style-name="P1">Create Objects</text:p>
        </draw:rect>
        <draw:rect draw:style-name="gr1" draw:text-style-name="P1" draw:layer="layout" svg:width="5.4cm" svg:height="1.8cm" svg:x="11cm" svg:y="10cm">
          <text:p text:style-name="P1">Call methods</text:p>
        </draw:rect>
        <draw:line draw:style-name="gr2" draw:text-style-name="P1" draw:layer="layout" svg:x1="13.6cm" svg:y1="8cm" svg:x2="13.6cm" svg:y2="10cm">
          <text:p/>
        </draw:line>
        <draw:rect draw:style-name="gr1" draw:text-style-name="P1" draw:layer="layout" svg:width="5.4cm" svg:height="1.8cm" svg:x="11cm" svg:y="13.6cm">
          <text:p text:style-name="P1">….</text:p>
        </draw:rect>
        <draw:line draw:style-name="gr2" draw:text-style-name="P1" draw:layer="layout" svg:x1="13.6cm" svg:y1="11.8cm" svg:x2="13.6cm" svg:y2="13.6cm">
          <text:p/>
        </draw:line>
        <draw:line draw:style-name="gr2" draw:text-style-name="P1" draw:layer="layout" svg:x1="13.6cm" svg:y1="15.4cm" svg:x2="13.6cm" svg:y2="18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rect draw:style-name="gr5" draw:text-style-name="P3" draw:layer="layout" svg:width="18.2cm" svg:height="12.2cm" svg:x="4.3cm" svg:y="4cm">
          <text:p text:style-name="P3">Autorelease Pool</text:p>
        </draw:rect>
        <draw:rect draw:style-name="gr1" draw:text-style-name="P1" draw:layer="layout" svg:width="3.8cm" svg:height="1.2cm" svg:x="11.4cm" svg:y="1.2cm">
          <text:p text:style-name="P1">Thread Start</text:p>
        </draw:rect>
        <draw:rect draw:style-name="gr1" draw:text-style-name="P1" draw:layer="layout" svg:width="3.8cm" svg:height="1.2cm" svg:x="11.4cm" svg:y="4.8cm">
          <text:p text:style-name="P1">Create Obj 1</text:p>
        </draw:rect>
        <draw:rect draw:style-name="gr1" draw:text-style-name="P1" draw:layer="layout" svg:width="3.8cm" svg:height="1.2cm" svg:x="11.4cm" svg:y="7.2cm">
          <text:p text:style-name="P1">Create Obj 2</text:p>
        </draw:rect>
        <draw:rect draw:style-name="gr1" draw:text-style-name="P1" draw:layer="layout" svg:width="3.8cm" svg:height="1.2cm" svg:x="11.4cm" svg:y="9.6cm">
          <text:p text:style-name="P1">Create Obj 3</text:p>
        </draw:rect>
        <draw:rect draw:style-name="gr1" draw:text-style-name="P1" draw:layer="layout" svg:width="3.8cm" svg:height="1.2cm" svg:x="11.4cm" svg:y="12.2cm">
          <text:p text:style-name="P1">Create Obj 4</text:p>
        </draw:rect>
        <draw:rect draw:style-name="gr1" draw:text-style-name="P1" draw:layer="layout" svg:width="3.8cm" svg:height="1.2cm" svg:x="11.4cm" svg:y="14.6cm">
          <text:p text:style-name="P1">Create Obj 5</text:p>
        </draw:rect>
        <draw:rect draw:style-name="gr1" draw:text-style-name="P1" draw:layer="layout" svg:width="3.8cm" svg:height="1.2cm" svg:x="11.4cm" svg:y="18.4cm">
          <text:p text:style-name="P1">Thread Start</text:p>
        </draw:rect>
        <draw:line draw:style-name="gr2" draw:text-style-name="P1" draw:layer="layout" svg:x1="13.4cm" svg:y1="2.4cm" svg:x2="13.4cm" svg:y2="4.8cm">
          <text:p/>
        </draw:line>
        <draw:line draw:style-name="gr2" draw:text-style-name="P1" draw:layer="layout" svg:x1="13.4cm" svg:y1="6cm" svg:x2="13.4cm" svg:y2="7.2cm">
          <text:p/>
        </draw:line>
        <draw:line draw:style-name="gr2" draw:text-style-name="P1" draw:layer="layout" svg:x1="13.4cm" svg:y1="8.4cm" svg:x2="13.4cm" svg:y2="9.6cm">
          <text:p/>
        </draw:line>
        <draw:line draw:style-name="gr2" draw:text-style-name="P1" draw:layer="layout" svg:x1="13.4cm" svg:y1="10.8cm" svg:x2="13.4cm" svg:y2="12.2cm">
          <text:p/>
        </draw:line>
        <draw:line draw:style-name="gr2" draw:text-style-name="P1" draw:layer="layout" svg:x1="13.4cm" svg:y1="13.4cm" svg:x2="13.4cm" svg:y2="14.6cm">
          <text:p/>
        </draw:line>
        <draw:line draw:style-name="gr2" draw:text-style-name="P1" draw:layer="layout" svg:x1="13.4cm" svg:y1="15.8cm" svg:x2="13.4cm" svg:y2="18.4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rect draw:style-name="gr5" draw:text-style-name="P3" draw:layer="layout" svg:width="15.1cm" svg:height="12.2cm" svg:x="4.3cm" svg:y="4cm">
          <text:p text:style-name="P3">Autorelease Pool</text:p>
        </draw:rect>
        <draw:rect draw:style-name="gr1" draw:text-style-name="P1" draw:layer="layout" svg:width="3.8cm" svg:height="1.2cm" svg:x="11.4cm" svg:y="1.2cm">
          <text:p text:style-name="P1">Thread Start</text:p>
        </draw:rect>
        <draw:rect draw:style-name="gr1" draw:text-style-name="P1" draw:layer="layout" svg:width="3.8cm" svg:height="1.2cm" svg:x="11.4cm" svg:y="4.8cm">
          <text:p text:style-name="P1">Create Obj 1</text:p>
        </draw:rect>
        <draw:rect draw:style-name="gr1" draw:text-style-name="P1" draw:layer="layout" svg:width="3.8cm" svg:height="1.2cm" svg:x="11.4cm" svg:y="7.2cm">
          <text:p text:style-name="P1">Create Obj 2</text:p>
        </draw:rect>
        <draw:rect draw:style-name="gr1" draw:text-style-name="P1" draw:layer="layout" svg:width="3.8cm" svg:height="1.2cm" svg:x="11.4cm" svg:y="9.6cm">
          <text:p text:style-name="P1">Create Obj 3</text:p>
        </draw:rect>
        <draw:rect draw:style-name="gr1" draw:text-style-name="P1" draw:layer="layout" svg:width="3.8cm" svg:height="1.2cm" svg:x="11.4cm" svg:y="12.2cm">
          <text:p text:style-name="P1">Create Obj 4</text:p>
        </draw:rect>
        <draw:rect draw:style-name="gr1" draw:text-style-name="P1" draw:layer="layout" svg:width="3.8cm" svg:height="1.2cm" svg:x="11.4cm" svg:y="14.6cm">
          <text:p text:style-name="P1">Create Obj 5</text:p>
        </draw:rect>
        <draw:rect draw:style-name="gr1" draw:text-style-name="P1" draw:layer="layout" svg:width="3.8cm" svg:height="1.2cm" svg:x="11.4cm" svg:y="18.4cm">
          <text:p text:style-name="P1">Thread Start</text:p>
        </draw:rect>
        <draw:line draw:style-name="gr2" draw:text-style-name="P1" draw:layer="layout" svg:x1="13.4cm" svg:y1="2.4cm" svg:x2="13.4cm" svg:y2="4.8cm">
          <text:p/>
        </draw:line>
        <draw:line draw:style-name="gr2" draw:text-style-name="P1" draw:layer="layout" svg:x1="13.4cm" svg:y1="6cm" svg:x2="13.4cm" svg:y2="7.2cm">
          <text:p/>
        </draw:line>
        <draw:line draw:style-name="gr2" draw:text-style-name="P1" draw:layer="layout" svg:x1="13.4cm" svg:y1="8.4cm" svg:x2="13.4cm" svg:y2="9.6cm">
          <text:p/>
        </draw:line>
        <draw:line draw:style-name="gr2" draw:text-style-name="P1" draw:layer="layout" svg:x1="13.4cm" svg:y1="10.8cm" svg:x2="13.4cm" svg:y2="12.2cm">
          <text:p/>
        </draw:line>
        <draw:line draw:style-name="gr2" draw:text-style-name="P1" draw:layer="layout" svg:x1="13.4cm" svg:y1="13.4cm" svg:x2="13.4cm" svg:y2="14.6cm">
          <text:p/>
        </draw:line>
        <draw:line draw:style-name="gr2" draw:text-style-name="P1" draw:layer="layout" svg:x1="13.4cm" svg:y1="15.8cm" svg:x2="13.4cm" svg:y2="18.4cm">
          <text:p/>
        </draw:line>
        <draw:rect draw:style-name="gr1" draw:text-style-name="P1" draw:layer="layout" svg:width="5.8cm" svg:height="1cm" draw:transform="skewX (0.0019198621771934) rotate (0.0015707963267946) translate (21.4cm 4.009cm)">
          <text:p text:style-name="P1">Autorelease Pool</text:p>
        </draw:rect>
        <draw:rect draw:style-name="gr1" draw:text-style-name="P1" draw:layer="layout" svg:width="5.8cm" svg:height="1cm" svg:x="21.4cm" svg:y="5.009cm">
          <text:p text:style-name="P1">Obj 1</text:p>
        </draw:rect>
        <draw:rect draw:style-name="gr1" draw:text-style-name="P1" draw:layer="layout" svg:width="5.8cm" svg:height="1cm" svg:x="21.4cm" svg:y="6.009cm">
          <text:p text:style-name="P1">Obj 2</text:p>
        </draw:rect>
        <draw:rect draw:style-name="gr1" draw:text-style-name="P1" draw:layer="layout" svg:width="5.8cm" svg:height="1cm" svg:x="21.4cm" svg:y="7cm">
          <text:p text:style-name="P1">Obj 3</text:p>
        </draw:rect>
        <draw:rect draw:style-name="gr1" draw:text-style-name="P1" draw:layer="layout" svg:width="5.8cm" svg:height="1cm" svg:x="21.4cm" svg:y="8cm">
          <text:p text:style-name="P1">Obj 4</text:p>
        </draw:rect>
        <draw:rect draw:style-name="gr1" draw:text-style-name="P1" draw:layer="layout" svg:width="5.8cm" svg:height="1cm" svg:x="21.4cm" svg:y="9cm">
          <text:p text:style-name="P1">Obj 5</text:p>
        </draw:rect>
        <draw:line draw:style-name="gr6" draw:text-style-name="P1" draw:layer="layout" svg:x1="21.4cm" svg:y1="8.4cm" svg:x2="15.2cm" svg:y2="12.8cm">
          <text:p/>
        </draw:line>
        <draw:line draw:style-name="gr6" draw:text-style-name="P1" draw:layer="layout" svg:x1="21.4cm" svg:y1="9.4cm" svg:x2="15.2cm" svg:y2="15.2cm">
          <text:p/>
        </draw:line>
        <draw:line draw:style-name="gr6" draw:text-style-name="P1" draw:layer="layout" svg:x1="21.4cm" svg:y1="7.4cm" svg:x2="15.2cm" svg:y2="10.2cm">
          <text:p/>
        </draw:line>
        <draw:line draw:style-name="gr6" draw:text-style-name="P1" draw:layer="layout" svg:x1="21.4cm" svg:y1="6.6cm" svg:x2="15.2cm" svg:y2="7.8cm">
          <text:p/>
        </draw:line>
        <draw:line draw:style-name="gr6" draw:text-style-name="P1" draw:layer="layout" svg:x1="21.4cm" svg:y1="5.4cm" svg:x2="15.2cm" svg:y2="5.4cm">
          <text:p/>
        </draw:line>
        <draw:line draw:style-name="gr7" draw:text-style-name="P1" draw:layer="layout" svg:x1="24.2cm" svg:y1="10cm" svg:x2="24.2cm" svg:y2="13cm">
          <text:p/>
        </draw:line>
        <draw:rect draw:style-name="gr1" draw:text-style-name="P1" draw:layer="layout" svg:width="5.8cm" svg:height="1cm" svg:x="21.4cm" svg:y="13cm">
          <text:p text:style-name="P1">Release Objects</text:p>
        </draw:rect>
        <draw:line draw:style-name="gr8" draw:text-style-name="P1" draw:layer="layout" svg:x1="19.4cm" svg:y1="16.2cm" svg:x2="21.4cm" svg:y2="16.2cm">
          <text:p/>
        </draw:line>
        <draw:rect draw:style-name="gr1" draw:text-style-name="P1" draw:layer="layout" svg:width="5.8cm" svg:height="1cm" svg:x="21.4cm" svg:y="14cm">
          <text:p text:style-name="P1">Obj 1</text:p>
        </draw:rect>
        <draw:rect draw:style-name="gr1" draw:text-style-name="P1" draw:layer="layout" svg:width="5.8cm" svg:height="1cm" svg:x="21.4cm" svg:y="15cm">
          <text:p text:style-name="P1">Obj 2</text:p>
        </draw:rect>
        <draw:rect draw:style-name="gr1" draw:text-style-name="P1" draw:layer="layout" svg:width="5.8cm" svg:height="1cm" svg:x="21.4cm" svg:y="15.991cm">
          <text:p text:style-name="P1">Obj 3</text:p>
        </draw:rect>
        <draw:rect draw:style-name="gr1" draw:text-style-name="P1" draw:layer="layout" svg:width="5.8cm" svg:height="1cm" svg:x="21.4cm" svg:y="16.991cm">
          <text:p text:style-name="P1">Obj 4</text:p>
        </draw:rect>
        <draw:rect draw:style-name="gr1" draw:text-style-name="P1" draw:layer="layout" svg:width="5.8cm" svg:height="1cm" svg:x="21.4cm" svg:y="17.991cm">
          <text:p text:style-name="P1">Obj 5</text:p>
        </draw:rect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rect draw:style-name="gr5" draw:text-style-name="P3" draw:layer="layout" svg:width="15.1cm" svg:height="7.4cm" svg:x="4.3cm" svg:y="6.4cm">
          <text:p text:style-name="P3">Autorelease Pool</text:p>
        </draw:rect>
        <draw:rect draw:style-name="gr1" draw:text-style-name="P1" draw:layer="layout" svg:width="3.8cm" svg:height="1.2cm" svg:x="11.4cm" svg:y="1.2cm">
          <text:p text:style-name="P1">Thread Start</text:p>
        </draw:rect>
        <draw:rect draw:style-name="gr1" draw:text-style-name="P1" draw:layer="layout" svg:width="3.8cm" svg:height="1.2cm" svg:x="11.4cm" svg:y="4.8cm">
          <text:p text:style-name="P1">Create Obj 1</text:p>
        </draw:rect>
        <draw:rect draw:style-name="gr1" draw:text-style-name="P1" draw:layer="layout" svg:width="3.8cm" svg:height="1.2cm" svg:x="11.4cm" svg:y="7.2cm">
          <text:p text:style-name="P1">Create Obj 2</text:p>
        </draw:rect>
        <draw:rect draw:style-name="gr1" draw:text-style-name="P1" draw:layer="layout" svg:width="3.8cm" svg:height="1.2cm" svg:x="11.4cm" svg:y="9.6cm">
          <text:p text:style-name="P1">Create Obj 3</text:p>
        </draw:rect>
        <draw:rect draw:style-name="gr1" draw:text-style-name="P1" draw:layer="layout" svg:width="3.8cm" svg:height="1.2cm" svg:x="11.4cm" svg:y="12.2cm">
          <text:p text:style-name="P1">Create Obj 4</text:p>
        </draw:rect>
        <draw:rect draw:style-name="gr1" draw:text-style-name="P1" draw:layer="layout" svg:width="3.8cm" svg:height="1.2cm" svg:x="11.4cm" svg:y="14.6cm">
          <text:p text:style-name="P1">Create Obj 5</text:p>
        </draw:rect>
        <draw:rect draw:style-name="gr1" draw:text-style-name="P1" draw:layer="layout" svg:width="3.8cm" svg:height="1.2cm" svg:x="11.4cm" svg:y="18.4cm">
          <text:p text:style-name="P1">Thread Start</text:p>
        </draw:rect>
        <draw:line draw:style-name="gr2" draw:text-style-name="P1" draw:layer="layout" svg:x1="13.4cm" svg:y1="2.4cm" svg:x2="13.4cm" svg:y2="4.8cm">
          <text:p/>
        </draw:line>
        <draw:line draw:style-name="gr2" draw:text-style-name="P1" draw:layer="layout" svg:x1="13.4cm" svg:y1="6cm" svg:x2="13.4cm" svg:y2="7.2cm">
          <text:p/>
        </draw:line>
        <draw:line draw:style-name="gr2" draw:text-style-name="P1" draw:layer="layout" svg:x1="13.4cm" svg:y1="8.4cm" svg:x2="13.4cm" svg:y2="9.6cm">
          <text:p/>
        </draw:line>
        <draw:line draw:style-name="gr2" draw:text-style-name="P1" draw:layer="layout" svg:x1="13.4cm" svg:y1="10.8cm" svg:x2="13.4cm" svg:y2="12.2cm">
          <text:p/>
        </draw:line>
        <draw:line draw:style-name="gr2" draw:text-style-name="P1" draw:layer="layout" svg:x1="13.4cm" svg:y1="13.4cm" svg:x2="13.4cm" svg:y2="14.6cm">
          <text:p/>
        </draw:line>
        <draw:line draw:style-name="gr2" draw:text-style-name="P1" draw:layer="layout" svg:x1="13.4cm" svg:y1="15.8cm" svg:x2="13.4cm" svg:y2="18.4cm">
          <text:p/>
        </draw:line>
        <draw:rect draw:style-name="gr1" draw:text-style-name="P1" draw:layer="layout" svg:width="5.8cm" svg:height="1cm" draw:transform="skewX (0.0019198621771934) rotate (0.0015707963267946) translate (21.4cm 5.009cm)">
          <text:p text:style-name="P1">Autorelease Pool</text:p>
        </draw:rect>
        <draw:rect draw:style-name="gr1" draw:text-style-name="P1" draw:layer="layout" svg:width="5.8cm" svg:height="1cm" svg:x="21.4cm" svg:y="6.009cm">
          <text:p text:style-name="P1">Obj 2</text:p>
        </draw:rect>
        <draw:rect draw:style-name="gr1" draw:text-style-name="P1" draw:layer="layout" svg:width="5.8cm" svg:height="1cm" svg:x="21.4cm" svg:y="7cm">
          <text:p text:style-name="P1">Obj 3</text:p>
        </draw:rect>
        <draw:rect draw:style-name="gr1" draw:text-style-name="P1" draw:layer="layout" svg:width="5.8cm" svg:height="1cm" svg:x="21.4cm" svg:y="8cm">
          <text:p text:style-name="P1">Obj 4</text:p>
        </draw:rect>
        <draw:line draw:style-name="gr6" draw:text-style-name="P1" draw:layer="layout" svg:x1="21.4cm" svg:y1="8.4cm" svg:x2="15.2cm" svg:y2="12.8cm">
          <text:p/>
        </draw:line>
        <draw:line draw:style-name="gr6" draw:text-style-name="P1" draw:layer="layout" svg:x1="21.4cm" svg:y1="7.4cm" svg:x2="15.2cm" svg:y2="10.2cm">
          <text:p/>
        </draw:line>
        <draw:line draw:style-name="gr6" draw:text-style-name="P1" draw:layer="layout" svg:x1="21.4cm" svg:y1="6.6cm" svg:x2="15.2cm" svg:y2="7.8cm">
          <text:p/>
        </draw:line>
        <draw:line draw:style-name="gr7" draw:text-style-name="P1" draw:layer="layout" svg:x1="24.2cm" svg:y1="9cm" svg:x2="24.2cm" svg:y2="13cm">
          <text:p/>
        </draw:line>
        <draw:rect draw:style-name="gr1" draw:text-style-name="P1" draw:layer="layout" svg:width="5.8cm" svg:height="1cm" svg:x="21.4cm" svg:y="13cm">
          <text:p text:style-name="P1">Release Objects</text:p>
        </draw:rect>
        <draw:line draw:style-name="gr8" draw:text-style-name="P1" draw:layer="layout" svg:x1="19.4cm" svg:y1="13.6cm" svg:x2="21.4cm" svg:y2="13.6cm">
          <text:p/>
        </draw:line>
        <draw:rect draw:style-name="gr1" draw:text-style-name="P1" draw:layer="layout" svg:width="5.8cm" svg:height="1cm" svg:x="21.4cm" svg:y="14cm">
          <text:p text:style-name="P1">Obj 2</text:p>
        </draw:rect>
        <draw:rect draw:style-name="gr1" draw:text-style-name="P1" draw:layer="layout" svg:width="5.8cm" svg:height="1cm" svg:x="21.4cm" svg:y="14.991cm">
          <text:p text:style-name="P1">Obj 3</text:p>
        </draw:rect>
        <draw:rect draw:style-name="gr1" draw:text-style-name="P1" draw:layer="layout" svg:width="5.8cm" svg:height="1cm" svg:x="21.4cm" svg:y="15.991cm">
          <text:p text:style-name="P1">Obj 4</text:p>
        </draw:rect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rect draw:style-name="gr1" draw:text-style-name="P1" draw:layer="layout" svg:width="4cm" svg:height="1.8cm" svg:x="11.6cm" svg:y="2cm">
          <text:p text:style-name="P1">Object </text:p>
        </draw:rect>
        <draw:rect draw:style-name="gr1" draw:text-style-name="P1" xml:id="id2" draw:id="id2" draw:layer="layout" svg:width="4cm" svg:height="1.8cm" svg:x="11.6cm" svg:y="5.2cm">
          <text:p text:style-name="P1">Data </text:p>
        </draw:rect>
        <draw:line draw:style-name="gr7" draw:text-style-name="P1" draw:layer="layout" svg:x1="13.6cm" svg:y1="3.8cm" svg:x2="13.6cm" svg:y2="5.2cm">
          <text:p/>
        </draw:line>
        <draw:rect draw:style-name="gr1" draw:text-style-name="P1" xml:id="id1" draw:id="id1" draw:layer="layout" svg:width="4cm" svg:height="1.8cm" svg:x="2.8cm" svg:y="13.6cm">
          <text:p text:style-name="P1">Thread 1 </text:p>
        </draw:rect>
        <draw:rect draw:style-name="gr1" draw:text-style-name="P1" xml:id="id3" draw:id="id3" draw:layer="layout" svg:width="4cm" svg:height="1.8cm" svg:x="20.8cm" svg:y="13.7cm">
          <text:p text:style-name="P1">Thread 2 </text:p>
        </draw:rect>
        <draw:connector draw:style-name="gr9" draw:text-style-name="P1" draw:layer="layout" svg:x1="4.8cm" svg:y1="13.6cm" svg:x2="11.6cm" svg:y2="6.1cm" draw:start-shape="id1" draw:start-glue-point="0" draw:end-shape="id2" draw:end-glue-point="3" svg:d="m4800 13600v-7500h6800">
          <text:p/>
        </draw:connector>
        <draw:connector draw:style-name="gr9" draw:text-style-name="P1" draw:layer="layout" svg:x1="15.6cm" svg:y1="6.1cm" svg:x2="22.8cm" svg:y2="13.7cm" draw:start-shape="id2" draw:start-glue-point="1" draw:end-shape="id3" draw:end-glue-point="0" svg:d="m15600 6100h7200v7600">
          <text:p/>
        </draw:connecto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rect draw:style-name="gr10" draw:text-style-name="P1" xml:id="id6" draw:id="id6" draw:layer="layout" svg:width="14cm" svg:height="15.8cm" svg:x="2.2cm" svg:y="1.4cm">
          <text:p text:style-name="P3">Lock</text:p>
        </draw:rect>
        <draw:rect draw:style-name="gr1" draw:text-style-name="P1" draw:layer="layout" svg:width="4cm" svg:height="1.8cm" svg:x="11.6cm" svg:y="2cm">
          <text:p text:style-name="P1">Object </text:p>
        </draw:rect>
        <draw:rect draw:style-name="gr1" draw:text-style-name="P1" xml:id="id5" draw:id="id5" draw:layer="layout" svg:width="4cm" svg:height="1.8cm" svg:x="11.6cm" svg:y="5.2cm">
          <text:p text:style-name="P1">Data </text:p>
        </draw:rect>
        <draw:line draw:style-name="gr7" draw:text-style-name="P1" draw:layer="layout" svg:x1="13.6cm" svg:y1="3.8cm" svg:x2="13.6cm" svg:y2="5.2cm">
          <text:p/>
        </draw:line>
        <draw:rect draw:style-name="gr1" draw:text-style-name="P1" xml:id="id4" draw:id="id4" draw:layer="layout" svg:width="4cm" svg:height="1.8cm" svg:x="2.8cm" svg:y="13.6cm">
          <text:p text:style-name="P1">Thread 1 </text:p>
        </draw:rect>
        <draw:rect draw:style-name="gr1" draw:text-style-name="P1" xml:id="id7" draw:id="id7" draw:layer="layout" svg:width="4cm" svg:height="1.8cm" svg:x="20.8cm" svg:y="13.7cm">
          <text:p text:style-name="P1">Thread 2 </text:p>
        </draw:rect>
        <draw:connector draw:style-name="gr9" draw:text-style-name="P1" draw:layer="layout" svg:x1="4.8cm" svg:y1="13.6cm" svg:x2="11.6cm" svg:y2="6.1cm" draw:start-shape="id4" draw:start-glue-point="0" draw:end-shape="id5" draw:end-glue-point="3" svg:d="m4800 13600v-7500h6800">
          <text:p/>
        </draw:connector>
        <draw:connector draw:style-name="gr9" draw:text-style-name="P1" draw:layer="layout" svg:x1="16.2cm" svg:y1="9.3cm" svg:x2="22.8cm" svg:y2="13.7cm" draw:start-shape="id6" draw:end-shape="id7" draw:end-glue-point="0" svg:d="m16200 9300h6600v4400">
          <text:p/>
        </draw:connecto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rect draw:style-name="gr10" draw:text-style-name="P1" xml:id="id9" draw:id="id9" draw:layer="layout" svg:width="14cm" svg:height="15.8cm" svg:x="11cm" svg:y="1.4cm">
          <text:p text:style-name="P4">Lock</text:p>
        </draw:rect>
        <draw:rect draw:style-name="gr1" draw:text-style-name="P1" draw:layer="layout" svg:width="4cm" svg:height="1.8cm" svg:x="11.6cm" svg:y="2cm">
          <text:p text:style-name="P1">Object </text:p>
        </draw:rect>
        <draw:rect draw:style-name="gr1" draw:text-style-name="P1" xml:id="id10" draw:id="id10" draw:layer="layout" svg:width="4cm" svg:height="1.8cm" svg:x="11.6cm" svg:y="5.2cm">
          <text:p text:style-name="P1">Data </text:p>
        </draw:rect>
        <draw:line draw:style-name="gr7" draw:text-style-name="P1" draw:layer="layout" svg:x1="13.6cm" svg:y1="3.8cm" svg:x2="13.6cm" svg:y2="5.2cm">
          <text:p/>
        </draw:line>
        <draw:rect draw:style-name="gr1" draw:text-style-name="P1" xml:id="id8" draw:id="id8" draw:layer="layout" svg:width="4cm" svg:height="1.8cm" svg:x="2.8cm" svg:y="13.6cm">
          <text:p text:style-name="P1">Thread 1 </text:p>
        </draw:rect>
        <draw:rect draw:style-name="gr1" draw:text-style-name="P1" xml:id="id11" draw:id="id11" draw:layer="layout" svg:width="4cm" svg:height="1.8cm" svg:x="20.8cm" svg:y="13.7cm">
          <text:p text:style-name="P1">Thread 2 </text:p>
        </draw:rect>
        <draw:connector draw:style-name="gr9" draw:text-style-name="P1" draw:layer="layout" svg:x1="4.8cm" svg:y1="13.6cm" svg:x2="11cm" svg:y2="9.3cm" draw:start-shape="id8" draw:start-glue-point="0" draw:end-shape="id9" svg:d="m4800 13600v-4300h6200">
          <text:p/>
        </draw:connector>
        <draw:connector draw:style-name="gr9" draw:text-style-name="P1" draw:layer="layout" svg:x1="15.6cm" svg:y1="6.1cm" svg:x2="22.8cm" svg:y2="13.7cm" draw:start-shape="id10" draw:start-glue-point="1" draw:end-shape="id11" draw:end-glue-point="0" svg:d="m15600 6100h7200v7600">
          <text:p/>
        </draw:connecto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29T19:00:24</meta:creation-date>
    <meta:editing-duration>PT1H52M51S</meta:editing-duration>
    <meta:editing-cycles>4</meta:editing-cycles>
    <dc:date>2013-10-29T22:33:09</dc:date>
    <meta:generator>OpenOffice/4.0.1$Unix OpenOffice.org_project/401m5$Build-9714</meta:generator>
    <meta:document-statistic meta:object-count="204"/>
  </office:meta>
</office:document-meta>
</file>